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2eb4" officeooo:paragraph-rsid="001f42cf"/>
    </style:style>
    <style:style style:name="T1" style:family="text">
      <style:text-properties officeooo:rsid="0024353b"/>
    </style:style>
    <style:style style:name="T2" style:family="text">
      <style:text-properties officeooo:rsid="002559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<text:span text:style-name="T1">Porzucam na razie projekt superAGI, jest zbyt źle napisany w mojej opini. Zostawię jednak wiele pierdół z niego bo ma fajny wygląd. Wymaga jednak osobnego niezależnego systemu do LLMów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10-02T04:23:49.371089846</dc:date>
    <meta:editing-duration>PT3H49M28S</meta:editing-duration>
    <meta:editing-cycles>12</meta:editing-cycles>
    <meta:document-statistic meta:table-count="0" meta:image-count="0" meta:object-count="0" meta:page-count="1" meta:paragraph-count="1" meta:word-count="29" meta:character-count="186" meta:non-whitespace-character-count="157"/>
  </office:meta>
</office:document-meta>
</file>